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9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338a3" officeooo:paragraph-rsid="001338a3" style:font-size-asian="14pt" style:font-size-complex="14pt"/>
    </style:style>
    <style:style style:name="P4" style:family="paragraph" style:parent-style-name="Standard">
      <style:text-properties fo:font-size="14pt" officeooo:rsid="00139467" officeooo:paragraph-rsid="00139467" style:font-size-asian="14pt" style:font-size-complex="14pt"/>
    </style:style>
    <style:style style:name="P5" style:family="paragraph" style:parent-style-name="Standard">
      <style:text-properties fo:font-size="14pt" officeooo:rsid="00139645" officeooo:paragraph-rsid="00139645" style:font-size-asian="14pt" style:font-size-complex="14pt"/>
    </style:style>
    <style:style style:name="P6" style:family="paragraph" style:parent-style-name="Standard">
      <style:text-properties fo:font-size="14pt" officeooo:rsid="001475eb" officeooo:paragraph-rsid="001475eb" style:font-size-asian="14pt" style:font-size-complex="14pt"/>
    </style:style>
    <style:style style:name="P7" style:family="paragraph" style:parent-style-name="Standard">
      <style:text-properties fo:font-size="14pt" officeooo:rsid="001710ae" officeooo:paragraph-rsid="001710ae" style:font-size-asian="14pt" style:font-size-complex="14pt"/>
    </style:style>
    <style:style style:name="P8" style:family="paragraph" style:parent-style-name="Standard">
      <style:text-properties fo:font-size="14pt" officeooo:rsid="00187aab" officeooo:paragraph-rsid="00187aab" style:font-size-asian="14pt" style:font-size-complex="14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paragraph-rsid="000c514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5bd73" officeooo:paragraph-rsid="0015bd73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784b8" officeooo:paragraph-rsid="001784b8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0.5pt" officeooo:paragraph-rsid="000c514a" style:font-size-asian="10.5pt" style:font-size-complex="10.5pt"/>
    </style:style>
    <style:style style:name="P14" style:family="paragraph" style:parent-style-name="Standard">
      <style:text-properties fo:font-size="14pt" officeooo:rsid="001a4803" officeooo:paragraph-rsid="001a480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10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The problem is based on sales.</text:p>
      <text:p text:style-name="P2"/>
      <text:p text:style-name="P2">Requirements :-</text:p>
      <text:p text:style-name="P2">There is one site samcart, samcart have multiple customer and multiple sales person.</text:p>
      <text:p text:style-name="P2">The customer is ordering Laptop of a certain amount from multiple sales person.</text:p>
      <text:p text:style-name="P2"/>
      <text:p text:style-name="P2">1) Customer can place multiple orders</text:p>
      <text:p text:style-name="P2">2) The sales person has multiple orders with certain customers </text:p>
      <text:p text:style-name="P2"/>
      <text:p text:style-name="P2">Problems:-</text:p>
      <text:p text:style-name="P9">1) Create Database</text:p>
      <text:p text:style-name="P3">mysql&gt; create database samcart </text:p>
      <text:p text:style-name="P3"><text:s text:c="4"/>-&gt; ; </text:p>
      <text:p text:style-name="P3">Query OK, 1 row affected (0.00 sec) </text:p>
      <text:p text:style-name="P3"/>
      <text:p text:style-name="P3">mysql&gt; show databases; </text:p>
      <text:p text:style-name="P3">+--------------------+ </text:p>
      <text:p text:style-name="P3">| Database <text:s text:c="10"/>| </text:p>
      <text:p text:style-name="P3">+--------------------+ </text:p>
      <text:p text:style-name="P3">| information_schema | </text:p>
      <text:p text:style-name="P3">| db1 <text:s text:c="15"/>| </text:p>
      <text:p text:style-name="P3">| db2 <text:s text:c="15"/>| </text:p>
      <text:p text:style-name="P3">| mysql <text:s text:c="13"/>| </text:p>
      <text:p text:style-name="P3">| performance_schema | </text:p>
      <text:p text:style-name="P3">| samcart <text:s text:c="11"/>| </text:p>
      <text:p text:style-name="P3">+--------------------+ </text:p>
      <text:p text:style-name="P3">6 rows in set (0.00 sec) </text:p>
      <text:p text:style-name="P3"/>
      <text:p text:style-name="P3"/>
      <text:p text:style-name="P2">2) Design Schema</text:p>
      <text:p text:style-name="P9">3) Create tables</text:p>
      <text:p text:style-name="P9"/>
      <text:p text:style-name="P4">mysql&gt; create table <text:span text:style-name="T1">customers </text:span></text:p>
      <text:p text:style-name="P4"><text:s text:c="4"/>-&gt; (id int primary key NOT NULL, </text:p>
      <text:p text:style-name="P4"><text:s text:c="4"/>-&gt; cust_name varchar(20), </text:p>
      <text:p text:style-name="P4"><text:s text:c="4"/>-&gt; address varchar(40) </text:p>
      <text:p text:style-name="P4"><text:s text:c="4"/>-&gt; NOT NULL </text:p>
      <text:p text:style-name="P4"><text:s text:c="4"/>-&gt; ); </text:p>
      <text:p text:style-name="P4">Query OK, 0 rows affected (0.13 sec) </text:p>
      <text:p text:style-name="P4"/>
      <text:p text:style-name="P4"/>
      <text:p text:style-name="P4"/>
      <text:p text:style-name="P4"/>
      <text:p text:style-name="P4"><text:soft-page-break/>mysql&gt; desc customers; </text:p>
      <text:p text:style-name="P4">+-----------+-------------+------+-----+---------+-------+ </text:p>
      <text:p text:style-name="P4">| Field <text:s text:c="4"/>| Type <text:s text:c="7"/>| Null | Key | Default | Extra | </text:p>
      <text:p text:style-name="P4">+-----------+-------------+------+-----+---------+-------+ </text:p>
      <text:p text:style-name="P4">| id <text:s text:c="7"/>| int(11) <text:s text:c="4"/>| NO <text:s text:c="2"/>| PRI | NULL <text:s text:c="3"/>| <text:s text:c="6"/>| </text:p>
      <text:p text:style-name="P4">| cust_name | varchar(20) | YES <text:s/>| <text:s text:c="4"/>| NULL <text:s text:c="3"/>| <text:s text:c="6"/>| </text:p>
      <text:p text:style-name="P4">| address <text:s text:c="2"/>| varchar(40) | NO <text:s text:c="2"/>| <text:s text:c="4"/>| NULL <text:s text:c="3"/>| <text:s text:c="6"/>| </text:p>
      <text:p text:style-name="P4">+-----------+-------------+------+-----+---------+-------+ </text:p>
      <text:p text:style-name="P4">3 rows in set (0.00 sec) </text:p>
      <text:p text:style-name="P4"/>
      <text:p text:style-name="P4">mysql&gt; create table <text:span text:style-name="T1">products </text:span></text:p>
      <text:p text:style-name="P4"><text:s text:c="4"/>-&gt; (prod_id int NOT NULL AUTO_INCREMENT PRIMARY KEY, </text:p>
      <text:p text:style-name="P4"><text:s text:c="4"/>-&gt; prod_name varchar(15) NOT NULL, </text:p>
      <text:p text:style-name="P4"><text:s text:c="4"/>-&gt; prod_type varchar(15) NOT NULL </text:p>
      <text:p text:style-name="P4"><text:s text:c="4"/>-&gt; ); </text:p>
      <text:p text:style-name="P4">Query OK, 0 rows affected (0.16 sec) </text:p>
      <text:p text:style-name="P4"/>
      <text:p text:style-name="P4">mysql&gt; desc products; </text:p>
      <text:p text:style-name="P4">+-----------+-------------+------+-----+---------+----------------+ </text:p>
      <text:p text:style-name="P4">| Field <text:s text:c="4"/>| Type <text:s text:c="7"/>| Null | Key | Default | Extra <text:s text:c="9"/>| </text:p>
      <text:p text:style-name="P4">+-----------+-------------+------+-----+---------+----------------+ </text:p>
      <text:p text:style-name="P4">| prod_id <text:s text:c="2"/>| int(11) <text:s text:c="4"/>| NO <text:s text:c="2"/>| PRI | NULL <text:s text:c="3"/>| auto_increment | </text:p>
      <text:p text:style-name="P4">| prod_name | varchar(15) | NO <text:s text:c="2"/>| <text:s text:c="4"/>| NULL <text:s text:c="3"/>| <text:s text:c="15"/>| </text:p>
      <text:p text:style-name="P4">| prod_type | varchar(15) | NO <text:s text:c="2"/>| <text:s text:c="4"/>| NULL <text:s text:c="3"/>| <text:s text:c="15"/>| </text:p>
      <text:p text:style-name="P4">+-----------+-------------+------+-----+---------+----------------+ </text:p>
      <text:p text:style-name="P4">3 rows in set (0.00 sec) </text:p>
      <text:p text:style-name="P4"/>
      <text:p text:style-name="P5">mysql&gt; create table sales_order </text:p>
      <text:p text:style-name="P5">(o_id int AUTO_INCREMENT PRIMARY KEY,</text:p>
      <text:p text:style-name="P5"><text:s/>p_id int, c_id int, </text:p>
      <text:p text:style-name="P5">foreign key (p_id) references products (prod_id), </text:p>
      <text:p text:style-name="P5">foreign key (c_id) references customers (id) ); </text:p>
      <text:p text:style-name="P5">Query OK, 0 rows affected (0.17 sec) </text:p>
      <text:p text:style-name="P5"/>
      <text:p text:style-name="P6">mysql&gt; desc sales_order; </text:p>
      <text:p text:style-name="P6">+-------+---------+------+-----+---------+----------------+ </text:p>
      <text:p text:style-name="P6">| Field | Type <text:s text:c="3"/>| Null | Key | Default | Extra <text:s text:c="9"/>| </text:p>
      <text:p text:style-name="P6">+-------+---------+------+-----+---------+----------------+ </text:p>
      <text:p text:style-name="P6">| o_id <text:s/>| int(11) | NO <text:s text:c="2"/>| PRI | NULL <text:s text:c="3"/>| auto_increment | </text:p>
      <text:p text:style-name="P6">| p_id <text:s/>| int(11) | YES <text:s/>| MUL | NULL <text:s text:c="3"/>| <text:s text:c="15"/>| </text:p>
      <text:p text:style-name="P6">| c_id <text:s/>| int(11) | YES <text:s/>| MUL | NULL <text:s text:c="3"/>| <text:s text:c="15"/>| </text:p>
      <text:p text:style-name="P6">+-------+---------+------+-----+---------+----------------+ </text:p>
      <text:p text:style-name="P6">3 rows in set (0.00 sec) </text:p>
      <text:p text:style-name="P6"/>
      <text:p text:style-name="P4"/>
      <text:p text:style-name="P10"><text:soft-page-break/>4) Insert sample data</text:p>
      <text:p text:style-name="P11">mysql&gt; select * from customers; </text:p>
      <text:p text:style-name="P11">+----+-----------+----------------+ </text:p>
      <text:p text:style-name="P11">| id | cust_name | address <text:s text:c="7"/>| </text:p>
      <text:p text:style-name="P11">+----+-----------+----------------+ </text:p>
      <text:p text:style-name="P11">| <text:s/>0 | shalika <text:s text:c="2"/>| Ram vihar <text:s text:c="5"/>| </text:p>
      <text:p text:style-name="P11">| <text:s/>1 | surbhi <text:s text:c="3"/>| sukh vihar <text:s text:c="4"/>| </text:p>
      <text:p text:style-name="P11">| <text:s/>3 | mishika <text:s text:c="2"/>| vaishali <text:s text:c="6"/>| </text:p>
      <text:p text:style-name="P11">| <text:s/>4 | isha <text:s text:c="5"/>| shahdara <text:s text:c="6"/>| </text:p>
      <text:p text:style-name="P11">| <text:s/>5 | shefali <text:s text:c="2"/>| dilshad garden | </text:p>
      <text:p text:style-name="P11">+----+-----------+----------------+ </text:p>
      <text:p text:style-name="P11">5 rows in set (0.00 sec) </text:p>
      <text:p text:style-name="P11"/>
      <text:p text:style-name="P11">mysql&gt; select * from products; </text:p>
      <text:p text:style-name="P11">+---------+-----------+-----------+ </text:p>
      <text:p text:style-name="P11">| prod_id | prod_name | prod_type | </text:p>
      <text:p text:style-name="P11">+---------+-----------+-----------+ </text:p>
      <text:p text:style-name="P11">| <text:s text:c="5"/>10 | lenovo <text:s text:c="3"/>| available | </text:p>
      <text:p text:style-name="P11">| <text:s text:c="5"/>20 | Dell <text:s text:c="5"/>| available | </text:p>
      <text:p text:style-name="P11">| <text:s text:c="5"/>30 | Acer <text:s text:c="5"/>| available | </text:p>
      <text:p text:style-name="P11">+---------+-----------+-----------+ </text:p>
      <text:p text:style-name="P11">3 rows in set (0.00 sec) </text:p>
      <text:p text:style-name="P11"/>
      <text:p text:style-name="P11">mysql&gt; select * from sales_order; </text:p>
      <text:p text:style-name="P11">+------+------+------+ </text:p>
      <text:p text:style-name="P11">| o_id | p_id | c_id | </text:p>
      <text:p text:style-name="P11">+------+------+------+ </text:p>
      <text:p text:style-name="P11">| <text:s text:c="3"/>1 | <text:s text:c="2"/>10 | <text:s text:c="3"/>0 | </text:p>
      <text:p text:style-name="P11">| <text:s text:c="3"/>2 | <text:s text:c="2"/>30 | <text:s text:c="3"/>0 | </text:p>
      <text:p text:style-name="P11">| <text:s text:c="3"/>3 | <text:s text:c="2"/>10 | <text:s text:c="3"/>1 | </text:p>
      <text:p text:style-name="P11">| <text:s text:c="3"/>4 | <text:s text:c="2"/>20 | <text:s text:c="3"/>1 | </text:p>
      <text:p text:style-name="P11">| <text:s text:c="3"/>5 | <text:s text:c="2"/>30 | <text:s text:c="3"/>1 | </text:p>
      <text:p text:style-name="P11">| <text:s text:c="3"/>6 | <text:s text:c="2"/>30 | <text:s text:c="3"/>3 | </text:p>
      <text:p text:style-name="P11">| <text:s text:c="3"/>7 | <text:s text:c="2"/>10 | <text:s text:c="3"/>4 | </text:p>
      <text:p text:style-name="P11">| <text:s text:c="3"/>8 | <text:s text:c="2"/>20 | <text:s text:c="3"/>4 | </text:p>
      <text:p text:style-name="P11">| <text:s text:c="3"/>9 | <text:s text:c="2"/>10 | <text:s text:c="3"/>5 | </text:p>
      <text:p text:style-name="P11">+------+------+------+ </text:p>
      <text:p text:style-name="P11">9 rows in set (0.00 sec) 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5) Find the sales person have multiple orders.</text:p>
      <text:p text:style-name="P2"/>
      <text:p text:style-name="P7">mysql&gt; select s.p_id,p.prod_name,count(p_id) from sales_order s JOIN products p ON s.p_id = p.prod_id group by p.prod_name having count(p_id) &gt; 1; </text:p>
      <text:p text:style-name="P7">+------+-----------+-------------+ </text:p>
      <text:p text:style-name="P7">| p_id | prod_name | count(p_id) | </text:p>
      <text:p text:style-name="P7">+------+-----------+-------------+ </text:p>
      <text:p text:style-name="P7">| <text:s text:c="2"/>30 | Acer <text:s text:c="5"/>| <text:s text:c="10"/>3 | </text:p>
      <text:p text:style-name="P7">| <text:s text:c="2"/>20 | Dell <text:s text:c="5"/>| <text:s text:c="10"/>2 | </text:p>
      <text:p text:style-name="P7">| <text:s text:c="2"/>10 | lenovo <text:s text:c="3"/>| <text:s text:c="10"/>4 | </text:p>
      <text:p text:style-name="P7">+------+-----------+-------------+ </text:p>
      <text:p text:style-name="P7">3 rows in set (0.00 sec) </text:p>
      <text:p text:style-name="P7"/>
      <text:p text:style-name="P9">6) Find all <text:span text:style-name="T2">the</text:span> sales person details along with order details</text:p>
      <text:p text:style-name="P14">mysql&gt; select p.prod_id,p.prod_name,c.cust_name from products p JOIN sales_order s ON s.p_id = p.prod_id JOIN customers c ON c.id = s.c_id;</text:p>
      <text:p text:style-name="P14">+---------+-----------+-----------+</text:p>
      <text:p text:style-name="P14">| prod_id | prod_name | cust_name |</text:p>
      <text:p text:style-name="P14">+---------+-----------+-----------+</text:p>
      <text:p text:style-name="P14">| <text:s text:c="5"/>10 | lenovo <text:s text:c="3"/>| shalika <text:s text:c="2"/>|</text:p>
      <text:p text:style-name="P14">| <text:s text:c="5"/>30 | Acer <text:s text:c="5"/>| shalika <text:s text:c="2"/>|</text:p>
      <text:p text:style-name="P14">| <text:s text:c="5"/>10 | lenovo <text:s text:c="3"/>| surbhi <text:s text:c="3"/>|</text:p>
      <text:p text:style-name="P14">| <text:s text:c="5"/>20 | Dell <text:s text:c="5"/>| surbhi <text:s text:c="3"/>|</text:p>
      <text:p text:style-name="P14">| <text:s text:c="5"/>30 | Acer <text:s text:c="5"/>| surbhi <text:s text:c="3"/>|</text:p>
      <text:p text:style-name="P14">| <text:s text:c="5"/>30 | Acer <text:s text:c="5"/>| mishika <text:s text:c="2"/>|</text:p>
      <text:p text:style-name="P14">| <text:s text:c="5"/>10 | lenovo <text:s text:c="3"/>| isha <text:s text:c="5"/>|</text:p>
      <text:p text:style-name="P14">| <text:s text:c="5"/>20 | Dell <text:s text:c="5"/>| isha <text:s text:c="5"/>|</text:p>
      <text:p text:style-name="P14">| <text:s text:c="5"/>10 | lenovo <text:s text:c="3"/>| shefali <text:s text:c="2"/>|</text:p>
      <text:p text:style-name="P14">+---------+-----------+-----------+</text:p>
      <text:p text:style-name="P14">9 rows in set (0.00 sec)</text:p>
      <text:p text:style-name="P9">7) Create index</text:p>
      <text:p text:style-name="P8"/>
      <text:p text:style-name="P8">mysql&gt; create INDEX idx1 ON sales_order (p_id,c_id); </text:p>
      <text:p text:style-name="P8">Query OK, 0 rows affected (0.56 sec) </text:p>
      <text:p text:style-name="P8">Records: 0 <text:s/>Duplicates: 0 <text:s/>Warnings: 0 </text:p>
      <text:p text:style-name="P8"/>
      <text:p text:style-name="P9">8) How to show index on a table</text:p>
      <text:p text:style-name="P9"/>
      <text:p text:style-name="P8">mysql&gt; show index from sales_order; </text:p>
      <text:p text:style-name="P8">+-------------+------------+----------+--------------+-------------+-----------+-------------+----------+--------+------+------------+---------+---------------+ </text:p>
      <text:p text:style-name="P8">| Table <text:s text:c="6"/>| Non_unique | Key_name | Seq_in_index | Column_name | Collation | Cardinality | Sub_part | Packed | Null | Index_type | Comment | Index_comment | </text:p>
      <text:p text:style-name="P8">+-------------+------------+----------+--------------+-------------+-----------+-------------+----------+--------+------+------------+---------+---------------+ </text:p>
      <text:p text:style-name="P8"><text:soft-page-break/>| sales_order | <text:s text:c="9"/>0 | PRIMARY <text:s/>| <text:s text:c="11"/>1 | o_id <text:s text:c="7"/>| A <text:s text:c="8"/>| <text:s text:c="10"/>9 | <text:s text:c="4"/>NULL | NULL <text:s text:c="2"/>| <text:s text:c="5"/>| BTREE <text:s text:c="5"/>| <text:s text:c="8"/>| <text:s text:c="14"/>| </text:p>
      <text:p text:style-name="P8">| sales_order | <text:s text:c="9"/>1 | c_id <text:s text:c="4"/>| <text:s text:c="11"/>1 | c_id <text:s text:c="7"/>| A <text:s text:c="8"/>| <text:s text:c="10"/>9 | <text:s text:c="4"/>NULL | NULL <text:s text:c="2"/>| YES <text:s/>| BTREE <text:s text:c="5"/>| <text:s text:c="8"/>| <text:s text:c="14"/>| </text:p>
      <text:p text:style-name="P8">| sales_order | <text:s text:c="9"/>1 | idx <text:s text:c="5"/>| <text:s text:c="11"/>1 | o_id <text:s text:c="7"/>| A <text:s text:c="8"/>| <text:s text:c="10"/>9 | <text:s text:c="4"/>NULL | NULL <text:s text:c="2"/>| <text:s text:c="5"/>| BTREE <text:s text:c="5"/>| <text:s text:c="8"/>| <text:s text:c="14"/>| </text:p>
      <text:p text:style-name="P8">| sales_order | <text:s text:c="9"/>1 | idx1 <text:s text:c="4"/>| <text:s text:c="11"/>1 | p_id <text:s text:c="7"/>| A <text:s text:c="8"/>| <text:s text:c="10"/>9 | <text:s text:c="4"/>NULL | NULL <text:s text:c="2"/>| YES <text:s/>| BTREE <text:s text:c="5"/>| <text:s text:c="8"/>| <text:s text:c="14"/>| </text:p>
      <text:p text:style-name="P8">| sales_order | <text:s text:c="9"/>1 | idx1 <text:s text:c="4"/>| <text:s text:c="11"/>2 | c_id <text:s text:c="7"/>| A <text:s text:c="8"/>| <text:s text:c="10"/>9 | <text:s text:c="4"/>NULL | NULL <text:s text:c="2"/>| YES <text:s/>| BTREE <text:s text:c="5"/>| <text:s text:c="8"/>| <text:s text:c="14"/>| </text:p>
      <text:p text:style-name="P8">+-------------+------------+----------+--------------+-------------+-----------+-------------+----------+--------+------+------------+---------+---------------+ </text:p>
      <text:p text:style-name="P8">5 rows in set (0.00 sec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6:30:53.074324719</meta:creation-date>
    <dc:date>2016-01-22T22:27:38.049747357</dc:date>
    <meta:editing-duration>PT2H12M29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5" meta:paragraph-count="149" meta:word-count="1080" meta:character-count="6708" meta:non-whitespace-character-count="4744"/>
  </office:meta>
</office:document-meta>
</file>